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izona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" calcext:value-type="float">
            <text:p>0.0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5" calcext:value-type="float">
            <text:p>0.05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lanta</text:p>
          </table:table-cell>
          <table:table-cell office:value-type="float" office:value="0.006" calcext:value-type="float">
            <text:p>0.006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181" calcext:value-type="float">
            <text:p>0.181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97" calcext:value-type="float">
            <text:p>-0.097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timore</text:p>
          </table:table-cell>
          <table:table-cell office:value-type="float" office:value="0.162" calcext:value-type="float">
            <text:p>0.162</text:p>
          </table:table-cell>
          <table:table-cell office:value-type="float" office:value="0.319" calcext:value-type="float">
            <text:p>0.319</text:p>
          </table:table-cell>
          <table:table-cell office:value-type="float" office:value="0.496" calcext:value-type="float">
            <text:p>0.49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-0.048" calcext:value-type="float">
            <text:p>-0.04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ffalo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53" calcext:value-type="float">
            <text:p>-0.05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rolina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64" calcext:value-type="float">
            <text:p>0.064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103" calcext:value-type="float">
            <text:p>0.10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cago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7" calcext:value-type="float">
            <text:p>-0.17</text:p>
          </table:table-cell>
          <table:table-cell office:value-type="float" office:value="0.151" calcext:value-type="float">
            <text:p>0.151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29" calcext:value-type="float">
            <text:p>-0.02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ncinnati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31" calcext:value-type="float">
            <text:p>0.031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2" calcext:value-type="float">
            <text:p>0.07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eveland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422" calcext:value-type="float">
            <text:p>0.422</text:p>
          </table:table-cell>
          <table:table-cell office:value-type="float" office:value="0.154" calcext:value-type="float">
            <text:p>0.154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81" calcext:value-type="float">
            <text:p>-0.08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llas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9" calcext:value-type="float">
            <text:p>0.069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" calcext:value-type="float">
            <text:p>0.06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nver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9" calcext:value-type="float">
            <text:p>0.199</text:p>
          </table:table-cell>
          <table:table-cell office:value-type="float" office:value="0.056" calcext:value-type="float">
            <text:p>0.056</text:p>
          </table:table-cell>
          <table:table-cell office:value-type="float" office:value="0.103" calcext:value-type="float">
            <text:p>0.10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troit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4" calcext:value-type="float">
            <text:p>-0.02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float" office:value="0.144" calcext:value-type="float">
            <text:p>0.144</text:p>
          </table:table-cell>
          <table:table-cell office:value-type="float" office:value="0.355" calcext:value-type="float">
            <text:p>0.355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33" calcext:value-type="float">
            <text:p>-0.03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uston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038" calcext:value-type="float">
            <text:p>0.038</text:p>
          </table:table-cell>
          <table:table-cell office:value-type="float" office:value="-0.188" calcext:value-type="float">
            <text:p>-0.18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ianapolis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" calcext:value-type="float">
            <text:p>0.03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cksonville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17" calcext:value-type="float">
            <text:p>-0.17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nsas City</text:p>
          </table:table-cell>
          <table:table-cell office:value-type="float" office:value="0.045" calcext:value-type="float">
            <text:p>0.04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9" calcext:value-type="float">
            <text:p>0.11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ami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14" calcext:value-type="float">
            <text:p>0.01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nesota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38" calcext:value-type="float">
            <text:p>-0.038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England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office:value-type="float" office:value="0.227" calcext:value-type="float">
            <text:p>0.2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89" calcext:value-type="float">
            <text:p>0.089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 Orleans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44" calcext:value-type="float">
            <text:p>-0.144</text:p>
          </table:table-cell>
          <table:table-cell office:value-type="float" office:value="0" calcext:value-type="float">
            <text:p>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41" calcext:value-type="float">
            <text:p>0.04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Giants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5" calcext:value-type="float">
            <text:p>0.05</text:p>
          </table:table-cell>
          <table:table-cell office:value-type="float" office:value="-0.38" calcext:value-type="float">
            <text:p>-0.38</text:p>
          </table:table-cell>
          <table:table-cell office:value-type="float" office:value="0.036" calcext:value-type="float">
            <text:p>0.036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54" calcext:value-type="float">
            <text:p>-0.054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Jets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085" calcext:value-type="float">
            <text:p>-0.08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69" calcext:value-type="float">
            <text:p>0.0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19" calcext:value-type="float">
            <text:p>-0.11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adelphia</text:p>
          </table:table-cell>
          <table:table-cell office:value-type="float" office:value="0.137" calcext:value-type="float">
            <text:p>0.137</text:p>
          </table:table-cell>
          <table:table-cell office:value-type="float" office:value="0.16" calcext:value-type="float">
            <text:p>0.16</text:p>
          </table:table-cell>
          <table:table-cell office:value-type="float" office:value="0.38" calcext:value-type="float">
            <text:p>0.38</text:p>
          </table:table-cell>
          <table:table-cell office:value-type="float" office:value="0.173" calcext:value-type="float">
            <text:p>0.1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" calcext:value-type="float">
            <text:p>0.08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ttsburgh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013" calcext:value-type="float">
            <text:p>0.01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Diego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" calcext:value-type="float">
            <text:p>0.23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6" calcext:value-type="float">
            <text:p>0.06</text:p>
          </table:table-cell>
          <table:table-cell office:value-type="float" office:value="0.033" calcext:value-type="float">
            <text:p>0.033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 Francisco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2" calcext:value-type="float">
            <text:p>0.062</text:p>
          </table:table-cell>
          <table:table-cell office:value-type="float" office:value="0.23" calcext:value-type="float">
            <text:p>0.23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attle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1" calcext:value-type="float">
            <text:p>0.05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213" calcext:value-type="float">
            <text:p>0.213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1" calcext:value-type="float">
            <text:p>0.00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mpa Bay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496" calcext:value-type="float">
            <text:p>-0.496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88" calcext:value-type="float">
            <text:p>-0.088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nnessee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02" calcext:value-type="float">
            <text:p>-0.0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shington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8" calcext:value-type="float">
            <text:p>-0.18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